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solid" draw:fill-color="#c9c6ff" draw:auto-grow-height="false" fo:min-height="0.649cm"/>
    </style:style>
    <style:style style:name="gr3" style:family="graphic" style:parent-style-name="standard">
      <style:graphic-properties draw:stroke="none" svg:stroke-color="#000000" draw:fill="solid" draw:fill-color="#ebebff" draw:auto-grow-height="false" fo:min-height="0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6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6.787cm"/>
    </style:style>
    <style:style style:name="gr6" style:family="graphic" style:parent-style-name="standard">
      <style:graphic-properties draw:stroke="solid" draw:stroke-dash="Ultrafine_20_Dashed" svg:stroke-width="0.025cm" svg:stroke-color="#000000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8" style:family="graphic" style:parent-style-name="standard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>
      <style:graphic-properties svg:stroke-width="0.025cm" svg:stroke-color="#9b9bff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1" style:family="graphic" style:parent-style-name="standard">
      <style:graphic-properties svg:stroke-width="0cm" svg:stroke-color="#333333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4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5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6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7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8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9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1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2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4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5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P1" style:family="paragraph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'Tw Cen MT'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URW Palladio L'" style:font-pitch="variable" fo:font-weight="bold" style:font-weight-asian="bold" style:font-weight-complex="bold"/>
    </style:style>
    <style:style style:name="T4" style:family="text">
      <style:text-properties fo:font-family="'URW Palladio L'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URW Palladio L'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URW Palladio L'" style:font-pitch="variable" fo:font-size="2pt" fo:font-weight="bold" style:font-size-asian="2pt" style:font-weight-asian="bold" style:font-size-complex="2pt" style:font-weight-complex="bold"/>
    </style:style>
    <style:style style:name="T8" style:family="text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family="'URW Palladio L'" style:font-pitch="variable" fo:font-size="2pt" fo:font-weight="normal" style:font-size-asian="2pt" style:font-weight-asian="normal" style:font-size-complex="2pt" style:font-weight-complex="normal"/>
    </style:style>
    <style:style style:name="T10" style:family="text">
      <style:text-properties fo:font-family="'URW Palladio L'" style:font-pitch="variable" fo:font-size="11pt" style:font-size-asian="11pt" style:font-size-complex="11pt"/>
    </style:style>
    <style:style style:name="T11" style:family="text">
      <style:text-properties fo:font-family="'URW Palladio L'" style:font-pitch="variable" fo:font-size="11pt" style:text-underline-style="none" fo:font-weight="bold" style:font-size-asian="11pt" style:font-weight-asian="bold" style:font-size-complex="11pt" style:font-weight-complex="bold"/>
    </style:style>
    <style:style style:name="T12" style:family="text">
      <style:text-properties fo:font-family="'URW Palladio L'" style:font-pitch="variable" fo:font-size="17pt" fo:font-weight="normal" style:font-size-asian="17pt" style:font-weight-asian="normal" style:font-size-complex="17pt" style:font-weight-complex="normal"/>
    </style:style>
    <style:style style:name="T13" style:family="text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4000" fo:font-family="'Tw Cen MT'" style:font-pitch="variable" fo:font-size="24pt" fo:text-shadow="none" style:font-size-asian="24pt" style:font-size-complex="24pt"/>
    </style:style>
    <style:style style:name="T15" style:family="text">
      <style:text-properties fo:color="#004000" fo:font-family="'Tw Cen MT'" style:font-pitch="variable" fo:font-size="24pt" style:font-size-asian="24pt" style:font-size-complex="24pt"/>
    </style:style>
    <style:style style:name="T16" style:family="text">
      <style:text-properties fo:color="#004000" fo:font-family="'Tw Cen MT'" style:font-pitch="variable" fo:font-size="11pt" style:font-size-asian="11pt" style:font-size-complex="11pt"/>
    </style:style>
    <style:style style:name="T17" style:family="text">
      <style:text-properties fo:font-family="'URW Palladio L'" style:font-pitch="variable" fo:font-size="4pt" fo:font-weight="normal" style:font-size-asian="4pt" style:font-weight-asian="normal" style:font-size-complex="4pt" style:font-weight-complex="normal"/>
    </style:style>
    <style:style style:name="T18" style:family="text">
      <style:text-properties fo:color="#396986" fo:font-size="17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24cm" svg:height="1.297cm" svg:x="5.675cm" svg:y="4.36cm">
          <draw:text-box>
            <text:p><text:span text:style-name="T1">Linux Device Driver Training</text:span></text:p>
          </draw:text-box>
        </draw:frame>
        <draw:frame draw:style-name="gr2" draw:text-style-name="P2" draw:layer="layout" svg:width="4.319cm" svg:height="16.84cm" svg:x="1.533cm" svg:y="8.501cm">
          <draw:text-box>
            <text:p><text:span text:style-name="T2">Overview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/></text:p>
            <text:p><text:span text:style-name="T2">Durati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>Trainer</text:span></text:p>
            <text:p><text:span text:style-name="T6"/></text:p>
            <text:p><text:span text:style-name="T2">Audienc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>Prerequisite</text:span></text:p>
            <text:p><text:span text:style-name="T3"/></text:p>
            <text:p><text:span text:style-name="T3"/></text:p>
            <text:p><text:span text:style-name="T3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etup</text:span></text:p>
            <text:p><text:span text:style-name="T6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2" draw:layer="layout" svg:width="13.822cm" svg:height="16.84cm" svg:x="5.796cm" svg:y="8.501cm">
          <draw:text-box>
            <text:p><text:span text:style-name="T8">Understanding the responsibilities and structure of a Linux device.</text:span></text:p>
            <text:p><text:span text:style-name="T8">Understanding the development and operating environment for a LDD.</text:span></text:p>
            <text:p><text:span text:style-name="T8">Understanding Character drivers, Block drivers and Network drivers.</text:span></text:p>
            <text:p><text:span text:style-name="T8">Understanding Debug and Deployment of device drivers.</text:span></text:p>
            <text:p><text:span text:style-name="T8">Practical labs.</text:span></text:p>
            <text:p><text:span text:style-name="T8"/></text:p>
            <text:p><text:span text:style-name="T8">Five days – 40 hours (8hours a day)</text:span></text:p>
            <text:p><text:span text:style-name="T8">50% of lecture, 50% of practical labs.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<text:a xlink:href="http://www.linkedin.com/in/pravinkumarsinha">http://www.linkedin.com/in/pravinkumarsinha</text:a></text:span></text:p>
            <text:p><text:span text:style-name="T10"/></text:p>
            <text:p><text:span text:style-name="T10">Professional device driver developers</text:span></text:p>
            <text:p><text:span text:style-name="T10"/></text:p>
            <text:p><text:span text:style-name="T8"/></text:p>
            <text:p><text:span text:style-name="T2">Knowledge of C programming</text:span></text:p>
            <text:p><text:span text:style-name="T8">In particular, participants must be familiar with creating and dealing with</text:span></text:p>
            <text:p><text:span text:style-name="T8">complex data types and structures, with pointers to such symbols, as well as</text:span></text:p>
            <text:p><text:span text:style-name="T8">with function pointers.</text:span></text:p>
            <text:p><text:span text:style-name="T11">Advance C training agenda is available at </text:span><text:span text:style-name="T11"><text:a xlink:href="http://www.minhinc.com/training/advance-c-agenda.pdf">http://www.minhinc.com/training/advance-c-agenda.pdf</text:a></text:span></text:p>
            <text:p><text:span text:style-name="T10"/></text:p>
            <text:p><text:span text:style-name="T2">Knowledge of system programing Concepts</text:span></text:p>
            <text:p><text:span text:style-name="T8">In particular, participants must be familiar with various aspects of system programming, i.e. File System, Process management, Virtual memory management, IPC, Signals etc.</text:span></text:p>
            <text:p><text:span text:style-name="T8">Linux internals training agenda is available at </text:span><text:span text:style-name="T8"><text:a xlink:href="http://www.minhinc.com/training/advance-li-agenda.pdf">http://www.minhinc.com/training/advance-li-agenda.pdf</text:a></text:span></text:p>
            <text:p><text:span text:style-name="T10"/></text:p>
            <text:p><text:span text:style-name="T8">Fedora Core 4.</text:span></text:p>
            <text:p><text:span text:style-name="T12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3" draw:layer="layout" svg:width="9.525cm" svg:height="1.27cm" svg:x="6.716cm" svg:y="5.326cm">
          <draw:text-box>
            <text:p><text:span text:style-name="T13"><text:s text:c="18"/></text:span><text:span text:style-name="T13">5-day session</text:span></text:p>
          </draw:text-box>
        </draw:frame>
        <draw:frame draw:style-name="gr4" draw:text-style-name="P4" draw:layer="layout" svg:width="3.658cm" svg:height="1.245cm" svg:x="16.682cm" svg:y="1.66cm">
          <draw:text-box>
            <text:p><text:span text:style-name="T14">Minh</text:span><text:span text:style-name="T15">, Inc.</text:span></text:p>
          </draw:text-box>
        </draw:fram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line draw:style-name="gr6" draw:text-style-name="P5" draw:layer="layout" svg:x1="1.58cm" svg:y1="13.453cm" svg:x2="19.665cm" svg:y2="13.453cm">
          <text:p/>
        </draw:line>
        <draw:line draw:style-name="gr6" draw:text-style-name="P5" draw:layer="layout" svg:x1="1.58cm" svg:y1="16.453cm" svg:x2="19.665cm" svg:y2="16.453cm">
          <text:p/>
        </draw:line>
        <draw:line draw:style-name="gr6" draw:text-style-name="P5" draw:layer="layout" svg:x1="1.58cm" svg:y1="24.483cm" svg:x2="19.665cm" svg:y2="24.483cm">
          <text:p/>
        </draw:line>
      </draw:page>
      <draw:page draw:name="page2" draw:style-name="dp1" draw:master-page-name="Default">
        <office:forms form:automatic-focus="false" form:apply-design-mode="false"/>
        <draw:frame draw:style-name="gr7" draw:text-style-name="P6" draw:layer="layout" svg:width="18.085cm" svg:height="1.067cm" svg:x="1.549cm" svg:y="6.56cm">
          <draw:text-box>
            <text:p><text:span text:style-name="T17"/></text:p>
            <text:p><text:span text:style-name="T2">Lecture</text:span></text:p>
          </draw:text-box>
        </draw:frame>
        <draw:frame draw:style-name="gr8" draw:text-style-name="P6" draw:layer="layout" svg:width="18.085cm" svg:height="3.277cm" svg:x="1.559cm" svg:y="7.627cm">
          <draw:text-box>
            <text:p><text:span text:style-name="T17"/></text:p>
            <text:p><text:span text:style-name="T8">Lecture session will be course content presentation through the trainer. </text:span></text:p>
            <text:p><text:span text:style-name="T8">Any source code example related to the topic will be demonstrated, it would</text:span></text:p>
            <text:p><text:span text:style-name="T8"><text:s/></text:span><text:span text:style-name="T8">include executing the binaries. Complete lecture material can be downloaded from</text:span></text:p>
            <text:p><text:span text:style-name="T8"><text:a xlink:href="http://www.minhinc.com/training/advance-ldd-slides.pdf">http://www.minhinc.com/training/advance-ldd-slides.pdf</text:a></text:span></text:p>
          </draw:text-box>
        </draw:frame>
        <draw:line draw:style-name="gr9" draw:text-style-name="P5" draw:layer="layout" svg:x1="1.645cm" svg:y1="15.407cm" svg:x2="19.425cm" svg:y2="15.407cm">
          <text:p/>
        </draw:line>
        <draw:frame draw:style-name="gr8" draw:text-style-name="P6" draw:layer="layout" svg:width="18.085cm" svg:height="4.676cm" svg:x="1.559cm" svg:y="12.834cm">
          <draw:text-box>
            <text:p><text:span text:style-name="T17"/></text:p>
            <text:p><text:span text:style-name="T8">Labs session would be completely hands on session where each example</text:span></text:p>
            <text:p><text:span text:style-name="T8">(with example data and execution instruction) would be provided to the</text:span></text:p>
            <text:p><text:span text:style-name="T8">students. Students can verify their results with the results provided in</text:span></text:p>
            <text:p><text:span text:style-name="T8">the material.. Complete labs content can be downloaded from</text:span></text:p>
            <text:p><text:span text:style-name="T8"><text:a xlink:href="http://www.minhinc.com/training/advance-ldd-labs.pdf">http://www.minhinc.com/training/advance-ldd-labs.pdf</text:a></text:span></text:p>
            <text:p><text:span text:style-name="T8">Labs results can be downloaded from</text:span></text:p>
            <text:p><text:span text:style-name="T8"><text:a xlink:href="http://www.minhinc.com/training/advance-ldd-lab-results.pdf">http://www.minhinc.com/training/advance-ldd-lab-results.pdf</text:a></text:span></text:p>
          </draw:text-box>
        </draw:frame>
        <draw:frame draw:style-name="gr7" draw:text-style-name="P6" draw:layer="layout" svg:width="18.085cm" svg:height="1.067cm" svg:x="1.55cm" svg:y="11.761cm">
          <draw:text-box>
            <text:p><text:span text:style-name="T17"/></text:p>
            <text:p><text:span text:style-name="T2">Labs</text:span></text:p>
          </draw:text-box>
        </draw:frame>
        <draw:frame draw:style-name="gr7" draw:text-style-name="P6" draw:layer="layout" svg:width="18.085cm" svg:height="1.067cm" svg:x="1.55cm" svg:y="1.66cm">
          <draw:text-box>
            <text:p><text:span text:style-name="T17"/></text:p>
            <text:p><text:span text:style-name="T2">Description</text:span></text:p>
          </draw:text-box>
        </draw:frame>
        <draw:frame draw:style-name="gr8" draw:text-style-name="P6" draw:layer="layout" svg:width="18.085cm" svg:height="3.277cm" svg:x="1.56cm" svg:y="2.727cm">
          <draw:text-box>
            <text:p><text:span text:style-name="T8">This course gives developers the knowledge of design, write and debug linux</text:span></text:p>
            <text:p><text:span text:style-name="T8"><text:s/></text:span><text:span text:style-name="T8">device drivers.</text:span></text:p>
          </draw:text-box>
        </draw:fram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7" draw:layer="layout" svg:width="6.985cm" svg:height="1.27cm" svg:x="1.559cm" svg:y="14.128cm">
          <draw:text-box>
            <text:p><text:span text:style-name="T18">Day 1 - Afternoon</text:span></text:p>
          </draw:text-box>
        </draw:frame>
        <draw:frame draw:style-name="gr7" draw:text-style-name="P2" draw:layer="layout" svg:width="9.017cm" svg:height="1.067cm" svg:x="1.633cm" svg:y="16.14cm">
          <draw:text-box>
            <text:p><text:span text:style-name="T5"/></text:p>
            <text:p><text:span text:style-name="T2">Lab -</text:span></text:p>
          </draw:text-box>
        </draw:frame>
        <draw:frame draw:style-name="gr10" draw:text-style-name="P6" draw:layer="layout" svg:width="9.017cm" svg:height="2.85cm" svg:x="1.633cm" svg:y="17.2cm">
          <draw:text-box>
            <text:list text:style-name="L2">
              <text:list-header>
                <text:p><text:span text:style-name="T8"/></text:p>
                <text:list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header>
            </text:list>
          </draw:text-box>
        </draw:frame>
        <draw:line draw:style-name="gr11" draw:text-style-name="P5" draw:layer="measurelines" svg:x1="1.634cm" svg:y1="15.4cm" svg:x2="19.719cm" svg:y2="15.4cm">
          <text:p/>
        </draw:line>
        <draw:frame draw:style-name="gr1" draw:text-style-name="P7" draw:layer="layout" svg:width="6.985cm" svg:height="1.27cm" svg:x="1.637cm" svg:y="1.66cm">
          <draw:text-box>
            <text:p><text:span text:style-name="T18">Day 1 - Morning</text:span></text:p>
          </draw:text-box>
        </draw:frame>
        <draw:frame draw:style-name="gr7" draw:text-style-name="P2" draw:layer="layout" svg:width="18.085cm" svg:height="1.067cm" svg:x="1.561cm" svg:y="3.692cm">
          <draw:text-box>
            <text:p><text:span text:style-name="T5"/></text:p>
            <text:p><text:span text:style-name="T2">Lecture – Introduction to Linux Kernel <text:s text:c="28"/>Lecture – Building and Running Modules</text:span></text:p>
          </draw:text-box>
        </draw:frame>
        <draw:frame draw:style-name="gr12" draw:text-style-name="P6" draw:layer="layout" svg:width="9.017cm" svg:height="7.569cm" svg:x="1.559cm" svg:y="4.763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Kernel Mode vs. User Mode</text:span></text:p>
                  </text:list-item>
                  <text:list-item>
                    <text:p><text:span text:style-name="T8">Kernel features</text:span></text:p>
                  </text:list-item>
                  <text:list-item>
                    <text:p><text:span text:style-name="T8">Kernel user interface (/proc and /sys)</text:span></text:p>
                  </text:list-item>
                  <text:list-item>
                    <text:p><text:span text:style-name="T8">User space drivers</text:span></text:p>
                  </text:list-item>
                  <text:list-item>
                    <text:p><text:span text:style-name="T8">Kernel versions and CONFIG_MODVERSIONS</text:span></text:p>
                  </text:list-item>
                  <text:list-item>
                    <text:p><text:span text:style-name="T8">Kernel data type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9.017cm" svg:height="7.569cm" svg:x="10.629cm" svg:y="4.763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  <text:list-item>
                        <text:p><text:span text:style-name="T8">Include files</text:span></text:p>
                      </text:list-item>
                      <text:list-item>
                        <text:p><text:span text:style-name="T8">Retrieving kernel sources</text:span></text:p>
                      </text:list-item>
                      <text:list-item>
                        <text:p><text:span text:style-name="T8">Build and Install (or recompile) a kernel)</text:span></text:p>
                      </text:list-item>
                      <text:list-item>
                        <text:p><text:span text:style-name="T8">Getting and Installing the kernel sources.</text:span></text:p>
                      </text:list-item>
                      <text:list-item>
                        <text:p><text:span text:style-name="T8">Configuring and compiling the Replacement kernel.</text:span></text:p>
                      </text:list-item>
                      <text:list-item>
                        <text:p><text:span text:style-name="T8">Configuring and Compiling the Replacement kernel.</text:span></text:p>
                      </text:list-item>
                      <text:list-item>
                        <text:p><text:span text:style-name="T8">Safely Booting the freshly compiled Kernel with Grub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line draw:style-name="gr11" draw:text-style-name="P5" draw:layer="layout" svg:x1="1.635cm" svg:y1="2.955cm" svg:x2="19.72cm" svg:y2="2.955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2" draw:layer="layout" svg:width="9.017cm" svg:height="1.067cm" svg:x="1.57cm" svg:y="18.444cm">
          <draw:text-box>
            <text:p><text:span text:style-name="T5"/></text:p>
            <text:p><text:span text:style-name="T2">Lab</text:span></text:p>
          </draw:text-box>
        </draw:frame>
        <draw:frame draw:style-name="gr14" draw:text-style-name="P6" draw:layer="layout" svg:width="9.017cm" svg:height="6.426cm" svg:x="1.565cm" svg:y="4.734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Various kernel modules</text:span></text:p>
                  </text:list-item>
                  <text:list-item>
                    <text:p><text:span text:style-name="T8">The format of device driver module</text:span></text:p>
                  </text:list-item>
                  <text:list-item>
                    <text:p><text:span text:style-name="T8">Loading and unloading device driver module</text:span></text:p>
                  </text:list-item>
                  <text:list-item>
                    <text:p><text:span text:style-name="T8">The Hello world module</text:span></text:p>
                  </text:list-item>
                  <text:list-item>
                    <text:p><text:span text:style-name="T8">Compilation and Loading</text:span></text:p>
                  </text:list-item>
                  <text:list-item>
                    <text:p><text:span text:style-name="T8">The kernel symbol table</text:span></text:p>
                  </text:list-item>
                  <text:list-item>
                    <text:p><text:span text:style-name="T8">Module parameters</text:span></text:p>
                  </text:list-item>
                  <text:list-item>
                    <text:p><text:span text:style-name="T8">Module dependencies</text:span></text:p>
                  </text:list-item>
                </text:list>
              </text:list-item>
            </text:list>
          </draw:text-box>
        </draw:frame>
        <draw:frame draw:style-name="gr15" draw:text-style-name="P6" draw:layer="layout" svg:width="9.017cm" svg:height="6.426cm" svg:x="10.674cm" svg:y="4.734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haracter driver module API</text:span></text:p>
                  </text:list-item>
                  <text:list-item>
                    <text:p><text:span text:style-name="T8">Hardware Resources needed b y the Driver.</text:span></text:p>
                  </text:list-item>
                  <text:list-item>
                    <text:p><text:span text:style-name="T8">Major and Minor numbers.</text:span></text:p>
                  </text:list-item>
                  <text:list-item>
                    <text:p><text:span text:style-name="T8">Char device registration.</text:span></text:p>
                  </text:list-item>
                  <text:list-item>
                    <text:p><text:span text:style-name="T8">Scull introduction.</text:span></text:p>
                  </text:list-item>
                  <text:list-item>
                    <text:p><text:span text:style-name="T8">Executing character device driver.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" draw:text-style-name="P7" draw:layer="layout" svg:width="6.985cm" svg:height="1.27cm" svg:x="1.57cm" svg:y="16.41cm">
          <draw:text-box>
            <text:p><text:span text:style-name="T18">Day 2 - Afternoon</text:span></text:p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Linux Kernel modules <text:s text:c="35"/>Lecture – Character Drivers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8">Day 2 - Morning</text:span></text:p>
          </draw:text-box>
        </draw:frame>
        <draw:frame draw:style-name="gr16" draw:text-style-name="P6" draw:layer="layout" svg:width="9.017cm" svg:height="1.812cm" svg:x="1.57cm" svg:y="19.508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1" draw:text-style-name="P5" draw:layer="measurelines" svg:x1="1.565cm" svg:y1="17.68cm" svg:x2="19.65cm" svg:y2="17.68cm">
          <text:p/>
        </draw:line>
        <draw:line draw:style-name="gr11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7" draw:text-style-name="P6" draw:layer="layout" svg:width="9.017cm" svg:height="6.426cm" svg:x="1.565cm" svg:y="4.735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oncurrency and its management</text:span></text:p>
                  </text:list-item>
                  <text:list-item>
                    <text:p><text:span text:style-name="T8">Semaphores and Mutexes.</text:span></text:p>
                  </text:list-item>
                  <text:list-item>
                    <text:p><text:span text:style-name="T8">Completions</text:span></text:p>
                  </text:list-item>
                  <text:list-item>
                    <text:p><text:span text:style-name="T8">Spinlocks</text:span></text:p>
                  </text:list-item>
                  <text:list-item>
                    <text:p><text:span text:style-name="T8">Locking traps</text:span></text:p>
                  </text:list-item>
                  <text:list-item>
                    <text:p><text:span text:style-name="T8">Atomic operations</text:span></text:p>
                  </text:list-item>
                  <text:list-item>
                    <text:p><text:span text:style-name="T8">Typical locking issues</text:span></text:p>
                  </text:list-item>
                  <text:list-item>
                    <text:p><text:span text:style-name="T8">Using the lock validator to identify the resource of locking problem.</text:span></text:p>
                  </text:list-item>
                </text:list>
              </text:list-item>
            </text:list>
          </draw:text-box>
        </draw:frame>
        <draw:frame draw:style-name="gr18" draw:text-style-name="P6" draw:layer="layout" svg:width="9.017cm" svg:height="6.426cm" svg:x="10.627cm" svg:y="4.735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Probing for and allocating the I/O Address.</text:span></text:p>
                  </text:list-item>
                  <text:list-item>
                    <text:p><text:span text:style-name="T8">Interrupts.</text:span></text:p>
                  </text:list-item>
                  <text:list-item>
                    <text:p><text:span text:style-name="T8">ioctl</text:span></text:p>
                  </text:list-item>
                  <text:list-item>
                    <text:p><text:span text:style-name="T8">Blocking I/O, poll and select</text:span></text:p>
                  </text:list-item>
                  <text:list-item>
                    <text:p><text:span text:style-name="T8">Access control on a Device File</text:span></text:p>
                  </text:list-item>
                  <text:list-item>
                    <text:p><text:span text:style-name="T8">PCI device drivers</text:span></text:p>
                  </text:list-item>
                  <text:list-item>
                    <text:p><text:span text:style-name="T8">The PCI bus</text:span></text:p>
                  </text:list-item>
                  <text:list-item>
                    <text:p><text:span text:style-name="T8">Read/Write Functionality.</text:span></text:p>
                  </text:list-item>
                  <text:list-item>
                    <text:p><text:span text:style-name="T8">Asynchronous operator.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Concurrency and Race condition <text:s text:c="15"/>Lecture – Advanced char driver operation</text:span></text:p>
          </draw:text-box>
        </draw:frame>
        <draw:frame draw:style-name="gr1" draw:text-style-name="P7" draw:layer="layout" svg:width="6.985cm" svg:height="1.27cm" svg:x="1.553cm" svg:y="1.657cm">
          <draw:text-box>
            <text:p><text:span text:style-name="T18">Day 3 - Morning</text:span></text:p>
          </draw:text-box>
        </draw:frame>
        <draw:frame draw:style-name="gr7" draw:text-style-name="P2" draw:layer="layout" svg:width="9.017cm" svg:height="1.067cm" svg:x="1.559cm" svg:y="16.799cm">
          <draw:text-box>
            <text:p><text:span text:style-name="T5"/></text:p>
            <text:p><text:span text:style-name="T2">Lab - <text:s text:c="5"/></text:span></text:p>
          </draw:text-box>
        </draw:frame>
        <draw:frame draw:style-name="gr1" draw:text-style-name="P7" draw:layer="layout" svg:width="6.985cm" svg:height="1.27cm" svg:x="1.568cm" svg:y="14.784cm">
          <draw:text-box>
            <text:p><text:span text:style-name="T18">Day 3 - Afternoon</text:span></text:p>
          </draw:text-box>
        </draw:frame>
        <draw:frame draw:style-name="gr19" draw:text-style-name="P6" draw:layer="layout" svg:width="9.017cm" svg:height="2.089cm" svg:x="1.559cm" svg:y="17.961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1" draw:text-style-name="P5" draw:layer="measurelines" svg:x1="1.565cm" svg:y1="16.054cm" svg:x2="19.65cm" svg:y2="16.054cm">
          <text:p/>
        </draw:line>
        <draw:line draw:style-name="gr11" draw:text-style-name="P5" draw:layer="measurelines" svg:x1="1.559cm" svg:y1="2.93cm" svg:x2="19.644cm" svg:y2="2.93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20" draw:text-style-name="P6" draw:layer="layout" svg:width="9.042cm" svg:height="5.162cm" svg:x="1.565cm" svg:y="4.72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Supporting mmap()</text:span></text:p>
                  </text:list-item>
                  <text:list-item>
                    <text:p><text:span text:style-name="T8">Zero copy user-space access for I/O</text:span></text:p>
                  </text:list-item>
                  <text:list-item>
                    <text:p><text:span text:style-name="T8">Atomic kmaps</text:span></text:p>
                  </text:list-item>
                  <text:list-item>
                    <text:p><text:span text:style-name="T8">Performing Direct I/O, DMA</text:span></text:p>
                  </text:list-item>
                  <text:list-item>
                    <text:p><text:span text:style-name="T8">Quick access to high – memory via kmap-atomic</text:span></text:p>
                  </text:list-item>
                  <text:list-item>
                    <text:p><text:span text:style-name="T8">Allocating by pages, vmalloc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1" draw:text-style-name="P6" draw:layer="layout" svg:width="9.042cm" svg:height="5.162cm" svg:x="10.607cm" svg:y="4.728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RAM disk drivers</text:span></text:p>
                  </text:list-item>
                  <text:list-item>
                    <text:p><text:span text:style-name="T8">Registration, Entry points</text:span></text:p>
                  </text:list-item>
                  <text:list-item>
                    <text:p><text:span text:style-name="T8">The Block Device operation.</text:span></text:p>
                  </text:list-item>
                  <text:list-item>
                    <text:p><text:span text:style-name="T8">The request_for</text:span></text:p>
                  </text:list-item>
                  <text:list-item>
                    <text:p><text:span text:style-name="T8">Remaining functions.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Memory Management <text:s text:c="35"/>Lecture – Block Drivers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8">Day 4 - Morning</text:span></text:p>
          </draw:text-box>
        </draw:frame>
        <draw:frame draw:style-name="gr22" draw:text-style-name="P6" draw:layer="layout" svg:width="9.017cm" svg:height="2.134cm" svg:x="1.551cm" svg:y="16.652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9.017cm" svg:height="1.067cm" svg:x="1.57cm" svg:y="15.572cm">
          <draw:text-box>
            <text:p><text:span text:style-name="T5"/></text:p>
            <text:p><text:span text:style-name="T2">Lab -</text:span></text:p>
          </draw:text-box>
        </draw:frame>
        <draw:frame draw:style-name="gr1" draw:text-style-name="P7" draw:layer="layout" svg:width="6.985cm" svg:height="1.27cm" svg:x="1.57cm" svg:y="13.543cm">
          <draw:text-box>
            <text:p><text:span text:style-name="T18">Day 4 - Afternoon</text:span></text:p>
          </draw:text-box>
        </draw:frame>
        <draw:line draw:style-name="gr11" draw:text-style-name="P5" draw:layer="measurelines" svg:x1="1.565cm" svg:y1="14.813cm" svg:x2="19.65cm" svg:y2="14.813cm">
          <text:p/>
        </draw:line>
        <draw:line draw:style-name="gr11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23" draw:text-style-name="P6" draw:layer="layout" svg:width="9.017cm" svg:height="8.153cm" svg:x="1.56cm" svg:y="4.745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omparison to Block and Character Drivers.</text:span></text:p>
                  </text:list-item>
                  <text:list-item>
                    <text:p><text:span text:style-name="T8">Exploring the skelton Driver – stage 1</text:span></text:p>
                  </text:list-item>
                  <text:list-item>
                    <text:p><text:span text:style-name="T8">Snull design</text:span></text:p>
                  </text:list-item>
                  <text:list-item>
                    <text:p><text:span text:style-name="T8">Connecting to the kernel</text:span></text:p>
                  </text:list-item>
                  <text:list-item>
                    <text:p><text:span text:style-name="T8">Opening and Closing</text:span></text:p>
                  </text:list-item>
                  <text:list-item>
                    <text:p><text:span text:style-name="T8">Packet Transmission</text:span></text:p>
                  </text:list-item>
                  <text:list-item>
                    <text:p><text:span text:style-name="T8">Packet Reception</text:span></text:p>
                  </text:list-item>
                  <text:list-item>
                    <text:p><text:span text:style-name="T8">Exploring the skelton Driver – stage 2</text:span></text:p>
                  </text:list-item>
                  <text:list-item>
                    <text:p><text:span text:style-name="T8">The Interrupt Handler</text:span></text:p>
                  </text:list-item>
                  <text:list-item>
                    <text:p><text:span text:style-name="T8">Receive Interrupt Mitigation</text:span></text:p>
                  </text:list-item>
                  <text:list-item>
                    <text:p><text:span text:style-name="T8">Changes in Link state</text:span></text:p>
                  </text:list-item>
                  <text:list-item>
                    <text:p><text:span text:style-name="T8">The virtual Network Interface</text:span></text:p>
                  </text:list-item>
                </text:list>
              </text:list-item>
            </text:list>
          </draw:text-box>
        </draw:frame>
        <draw:frame draw:style-name="gr24" draw:text-style-name="P6" draw:layer="layout" svg:width="9.017cm" svg:height="8.179cm" svg:x="10.603cm" svg:y="4.734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Using printk</text:span></text:p>
                  </text:list-item>
                  <text:list-item>
                    <text:p><text:span text:style-name="T8">Oops and Ksymoops</text:span></text:p>
                  </text:list-item>
                  <text:list-item>
                    <text:p><text:span text:style-name="T8">The Magic Sys Rq Key</text:span></text:p>
                  </text:list-item>
                  <text:list-item>
                    <text:p><text:span text:style-name="T8">Using strace</text:span></text:p>
                  </text:list-item>
                  <text:list-item>
                    <text:p><text:span text:style-name="T8">Remote debugging via the Serial Port</text:span></text:p>
                  </text:list-item>
                  <text:list-item>
                    <text:p><text:span text:style-name="T8">Debugging by query &amp; watching.</text:span></text:p>
                  </text:list-item>
                  <text:list-item>
                    <text:p><text:span text:style-name="T8">Debugging system faults.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7" draw:text-style-name="P2" draw:layer="layout" svg:width="18.085cm" svg:height="1.067cm" svg:x="1.56cm" svg:y="3.667cm">
          <draw:text-box>
            <text:p><text:span text:style-name="T5"/></text:p>
            <text:p><text:span text:style-name="T2">Lecture – Network Drivers <text:s text:c="43"/>Lecture – Debugging Kernel Code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8">Day 5 - Morning</text:span></text:p>
          </draw:text-box>
        </draw:frame>
        <draw:frame draw:style-name="gr7" draw:text-style-name="P2" draw:layer="layout" svg:width="8.942cm" svg:height="1.063cm" svg:x="1.559cm" svg:y="13.645cm">
          <draw:text-box>
            <text:p><text:span text:style-name="T5"/></text:p>
            <text:p><text:span text:style-name="T2">Lab</text:span></text:p>
          </draw:text-box>
        </draw:frame>
        <draw:frame draw:style-name="gr25" draw:text-style-name="P6" draw:layer="layout" svg:width="8.942cm" svg:height="1.935cm" svg:x="1.558cm" svg:y="14.707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1" draw:text-style-name="P5" draw:layer="measurelines" svg:x1="1.564cm" svg:y1="2.924cm" svg:x2="19.649cm" svg:y2="2.924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7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4-09-01T09:04:27</meta:creation-date>
    <dc:date>2015-07-04T13:35:54</dc:date>
    <dc:creator>sc </dc:creator>
    <meta:editing-duration>PT20H30M12S</meta:editing-duration>
    <meta:editing-cycles>160</meta:editing-cycles>
    <meta:generator>OpenOffice.org/3.1$Unix OpenOffice.org_project/310m19$Build-9420</meta:generator>
    <meta:document-statistic meta:object-count="65"/>
  </office:meta>
</office:document-meta>
</file>